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Depth [m]</text:p>
          </table:table-cell>
          <table:table-cell office:value-type="string" calcext:value-type="string">
            <text:p>Prokaryote abundance [cm^-3]</text:p>
          </table:table-cell>
          <table:table-cell office:value-type="string" calcext:value-type="string">
            <text:p>Viral abundance [cm^-3]</text:p>
          </table:table-cell>
        </table:table-row>
        <table:table-row table:style-name="ro1">
          <table:table-cell office:value-type="string" calcext:value-type="string">
            <text:p>Site1</text:p>
          </table:table-cell>
          <table:table-cell office:value-type="float" office:value="3.99426735429822" calcext:value-type="float">
            <text:p>3.9942673543</text:p>
          </table:table-cell>
          <table:table-cell office:value-type="float" office:value="100596756.769052" calcext:value-type="float">
            <text:p>100596756.769052</text:p>
          </table:table-cell>
          <table:table-cell office:value-type="float" office:value="37915026.992765" calcext:value-type="float">
            <text:p>37915026.992765</text:p>
          </table:table-cell>
        </table:table-row>
        <table:table-row table:style-name="ro1">
          <table:table-cell office:value-type="string" calcext:value-type="string">
            <text:p>Site2</text:p>
          </table:table-cell>
          <table:table-cell office:value-type="float" office:value="10.5274820318726" calcext:value-type="float">
            <text:p>10.5274820319</text:p>
          </table:table-cell>
          <table:table-cell office:value-type="float" office:value="36152599.9011049" calcext:value-type="float">
            <text:p>36152599.9011049</text:p>
          </table:table-cell>
          <table:table-cell office:value-type="float" office:value="6515586.10363937" calcext:value-type="float">
            <text:p>6515586.10363937</text:p>
          </table:table-cell>
        </table:table-row>
        <table:table-row table:style-name="ro1">
          <table:table-cell office:value-type="string" calcext:value-type="string">
            <text:p>Site3</text:p>
          </table:table-cell>
          <table:table-cell office:value-type="float" office:value="20.3169395391725" calcext:value-type="float">
            <text:p>20.3169395392</text:p>
          </table:table-cell>
          <table:table-cell office:value-type="float" office:value="23555537.7526073" calcext:value-type="float">
            <text:p>23555537.7526073</text:p>
          </table:table-cell>
          <table:table-cell office:value-type="float" office:value="3905991.25072876" calcext:value-type="float">
            <text:p>3905991.25072876</text:p>
          </table:table-cell>
        </table:table-row>
        <table:table-row table:style-name="ro1">
          <table:table-cell office:value-type="string" calcext:value-type="string">
            <text:p>Site4</text:p>
          </table:table-cell>
          <table:table-cell office:value-type="float" office:value="31.1346278247755" calcext:value-type="float">
            <text:p>31.1346278248</text:p>
          </table:table-cell>
          <table:table-cell office:value-type="float" office:value="10363438.5349794" calcext:value-type="float">
            <text:p>10363438.5349794</text:p>
          </table:table-cell>
          <table:table-cell office:value-type="float" office:value="6362350.21396141" calcext:value-type="float">
            <text:p>6362350.21396141</text:p>
          </table:table-cell>
        </table:table-row>
        <table:table-row table:style-name="ro1">
          <table:table-cell office:value-type="string" calcext:value-type="string">
            <text:p>Site5</text:p>
          </table:table-cell>
          <table:table-cell office:value-type="float" office:value="48.621698993213" calcext:value-type="float">
            <text:p>48.6216989932</text:p>
          </table:table-cell>
          <table:table-cell office:value-type="float" office:value="7471107.97316717" calcext:value-type="float">
            <text:p>7471107.97316717</text:p>
          </table:table-cell>
          <table:table-cell office:value-type="float" office:value="1718470.64882287" calcext:value-type="float">
            <text:p>1718470.64882287</text:p>
          </table:table-cell>
        </table:table-row>
        <table:table-row table:style-name="ro1">
          <table:table-cell office:value-type="string" calcext:value-type="string">
            <text:p>Site6</text:p>
          </table:table-cell>
          <table:table-cell office:value-type="float" office:value="76.9779235956984" calcext:value-type="float">
            <text:p>76.9779235957</text:p>
          </table:table-cell>
          <table:table-cell office:value-type="float" office:value="7471107.97316717" calcext:value-type="float">
            <text:p>7471107.97316717</text:p>
          </table:table-cell>
          <table:table-cell office:value-type="float" office:value="1780926.49432421" calcext:value-type="float">
            <text:p>1780926.49432421</text:p>
          </table:table-cell>
        </table:table-row>
        <table:table-row table:style-name="ro1">
          <table:table-cell office:value-type="string" calcext:value-type="string">
            <text:p>Site7</text:p>
          </table:table-cell>
          <table:table-cell office:value-type="float" office:value="95.8910082522936" calcext:value-type="float">
            <text:p>95.8910082523</text:p>
          </table:table-cell>
          <table:table-cell office:value-type="float" office:value="4867864.72887574" calcext:value-type="float">
            <text:p>4867864.72887574</text:p>
          </table:table-cell>
          <table:table-cell office:value-type="float" office:value="982308.861816591" calcext:value-type="float">
            <text:p>982308.8618165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08:36:21.541657037</meta:creation-date>
    <dc:date>2018-03-15T08:40:43.214925926</dc:date>
    <meta:editing-duration>PT4M21S</meta:editing-duration>
    <meta:editing-cycles>2</meta:editing-cycles>
    <meta:generator>LibreOffice/5.1.6.2$Linux_X86_64 LibreOffice_project/10m0$Build-2</meta:generator>
    <meta:document-statistic meta:table-count="1" meta:cell-count="31" meta:object-count="0"/>
  </office:meta>
</office:document-meta>
</file>